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33cc66" draw:textarea-vertical-align="middle"/>
    </style:style>
    <style:style style:name="gr3" style:family="graphic" style:parent-style-name="standard">
      <style:graphic-properties draw:fill="solid" draw:fill-color="#9999ff" draw:textarea-vertical-align="middle"/>
    </style:style>
    <style:style style:name="gr4" style:family="graphic" style:parent-style-name="standard">
      <style:graphic-properties draw:fill="solid" draw:fill-color="#ff3366" draw:textarea-vertical-align="middle"/>
    </style:style>
    <style:style style:name="gr5" style:family="graphic" style:parent-style-name="standard">
      <style:graphic-properties draw:fill="solid" draw:fill-color="#ff3333" draw:textarea-vertical-align="middle"/>
    </style:style>
    <style:style style:name="gr6" style:family="graphic" style:parent-style-name="standard">
      <style:graphic-properties draw:fill="solid" draw:fill-color="#00dc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3cm" fo:min-width="0cm"/>
    </style:style>
    <style:style style:name="gr11" style:family="graphic" style:parent-style-name="standard">
      <style:graphic-properties draw:fill="solid" draw:fill-color="#ffff99" draw:textarea-vertical-align="middle"/>
    </style:style>
    <style:style style:name="gr12" style:family="graphic" style:parent-style-name="objectwithoutfill">
      <style:graphic-properties draw:stroke="solid" draw:stroke-dash="_32__20_Dots_20_1_20_Dash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7" draw:id="id7" draw:layer="layout" svg:width="8.4cm" svg:height="2.6cm" svg:x="2cm" svg:y="2.1cm">
          <text:p text:style-name="P1">Application.</text:p>
          <text:p text:style-name="P1"><text:span text:style-name="T1">main, application specific instruments,</text:span></text:p>
          <text:p text:style-name="P1"><text:span text:style-name="T1">wavetables, and music scores</text:span></text:p>
        </draw:rect>
        <draw:rect draw:style-name="gr2" draw:text-style-name="P1" xml:id="id9" draw:id="id9" draw:layer="layout" svg:width="8.4cm" svg:height="2.6cm" svg:x="17.4cm" svg:y="7cm">
          <text:p text:style-name="P1">Utility libraries:</text:p>
          <text:p text:style-name="P1"><text:span text:style-name="T1">FOFO.h, stdint.h</text:span></text:p>
        </draw:rect>
        <draw:rect draw:style-name="gr3" draw:text-style-name="P1" xml:id="id8" draw:id="id8" draw:layer="layout" svg:width="7.6cm" svg:height="2.4cm" svg:x="8.9cm" svg:y="7.1cm">
          <text:p text:style-name="P1">Synth_lib:</text:p>
          <text:p text:style-name="P1"><text:span text:style-name="T1">Strucutres and functions</text:span></text:p>
          <text:p text:style-name="P1"><text:span text:style-name="T1">for creating synth modules</text:span></text:p>
          <text:p text:style-name="P1"><text:span text:style-name="T1">And MIDI module</text:span></text:p>
        </draw:rect>
        <draw:rect draw:style-name="gr4" draw:text-style-name="P1" xml:id="id2" draw:id="id2" draw:layer="layout" svg:width="7.9cm" svg:height="2.4cm" svg:x="0cm" svg:y="7.1cm">
          <text:p text:style-name="P1">Hardware Interface Layer:</text:p>
          <text:p text:style-name="P1"><text:span text:style-name="T1">InitiateHardware(), busyWaiting( FIFO* ),</text:span></text:p>
          <text:p text:style-name="P1"><text:span text:style-name="T1">writeBuffer(), loopCondition()</text:span></text:p>
        </draw:rect>
        <draw:rect draw:style-name="gr4" draw:text-style-name="P1" xml:id="id3" draw:id="id3" draw:layer="layout" svg:width="3.8cm" svg:height="1.2cm" svg:x="0cm" svg:y="9.7cm">
          <text:p text:style-name="P1">For Stellaris</text:p>
        </draw:rect>
        <draw:rect draw:style-name="gr4" draw:text-style-name="P1" xml:id="id5" draw:id="id5" draw:layer="layout" svg:width="3.8cm" svg:height="1.2cm" svg:x="4.1cm" svg:y="9.7cm">
          <text:p text:style-name="P1">For PC</text:p>
        </draw:rect>
        <draw:rect draw:style-name="gr5" draw:text-style-name="P1" xml:id="id4" draw:id="id4" draw:layer="layout" svg:width="6.1cm" svg:height="2.9cm" svg:x="-2.1cm" svg:y="12.3cm">
          <text:p text:style-name="P1">Stellaris driver_lib.</text:p>
          <text:p text:style-name="P1"><text:span text:style-name="T1">Huge hardware driver libary</text:span></text:p>
          <text:p text:style-name="P1"><text:span text:style-name="T1">written by </text:span><text:span text:style-name="T2">Texas Instruments</text:span></text:p>
        </draw:rect>
        <draw:rect draw:style-name="gr6" draw:text-style-name="P2" xml:id="id6" draw:id="id6" draw:layer="layout" svg:width="6.1cm" svg:height="2.9cm" svg:x="4.2cm" svg:y="12.3cm">
          <text:p text:style-name="P1"><text:span text:style-name="T3">Write_wav.h</text:span></text:p>
          <text:p text:style-name="P1"><text:span text:style-name="T1">Written by Kevin Karplus,</text:span></text:p>
          <text:p text:style-name="P1"><text:span text:style-name="T1">Editet for use with Windos by</text:span></text:p>
          <text:p text:style-name="P1"><text:span text:style-name="T2">Søren Krogh Andersen</text:span></text:p>
        </draw:rect>
        <draw:connector draw:style-name="gr7" draw:text-style-name="P1" draw:layer="layout" svg:x1="3.96cm" svg:y1="4.7cm" svg:x2="3.95cm" svg:y2="7.1cm" draw:start-shape="id1" draw:start-glue-point="2" draw:end-shape="id2" svg:d="m3960 4700v1200h-10v1200">
          <text:p/>
        </draw:connector>
        <draw:connector draw:style-name="gr7" draw:text-style-name="P1" draw:layer="layout" draw:type="line" svg:x1="1.9cm" svg:y1="10.9cm" svg:x2="0.95cm" svg:y2="12.3cm" draw:start-shape="id3" draw:start-glue-point="2" draw:end-shape="id4" draw:end-glue-point="0" svg:d="m1900 10900-950 1400">
          <text:p/>
        </draw:connector>
        <draw:connector draw:style-name="gr7" draw:text-style-name="P1" draw:layer="layout" draw:type="line" svg:x1="6cm" svg:y1="10.9cm" svg:x2="7.25cm" svg:y2="12.3cm" draw:start-shape="id5" draw:start-glue-point="2" draw:end-shape="id6" draw:end-glue-point="0" svg:d="m6000 10900 1250 1400">
          <text:p/>
        </draw:connector>
        <draw:connector draw:style-name="gr7" draw:text-style-name="P1" draw:layer="layout" svg:x1="6.2cm" svg:y1="4.7cm" svg:x2="12.7cm" svg:y2="7.1cm" draw:start-shape="id7" draw:start-glue-point="2" draw:end-shape="id8" svg:d="m6200 4700v1200h6500v1200">
          <text:p/>
        </draw:connector>
        <draw:connector draw:style-name="gr7" draw:text-style-name="P1" draw:layer="layout" svg:x1="16.5cm" svg:y1="8.3cm" svg:x2="17.4cm" svg:y2="8.3cm" draw:start-shape="id8" draw:start-glue-point="1" draw:end-shape="id9" draw:end-glue-point="3" svg:d="m16500 8300h900">
          <text:p/>
        </draw:connector>
        <draw:frame draw:style-name="gr8" xml:id="id10" draw:id="id10" draw:layer="layout" svg:width="0.68cm" svg:height="0.963cm" svg:x="12cm" svg:y="9.9cm">
          <draw:text-box>
            <text:p><text:s/></text:p>
          </draw:text-box>
        </draw:frame>
        <draw:connector draw:style-name="gr7" draw:text-style-name="P1" draw:layer="layout" svg:x1="12.68cm" svg:y1="10.381cm" svg:x2="21.6cm" svg:y2="9.6cm" draw:start-shape="id10" draw:start-glue-point="1" draw:end-shape="id9" draw:end-glue-point="2" svg:d="m12680 10381h8920v-781">
          <text:p/>
        </draw:connector>
        <draw:connector draw:style-name="gr9" draw:text-style-name="P1" draw:layer="layout" draw:line-skew="-4.68cm" svg:x1="7.9cm" svg:y1="8.3cm" svg:x2="12.68cm" svg:y2="10.381cm" draw:start-shape="id2" draw:start-glue-point="1" draw:end-shape="id10" draw:end-glue-point="1" svg:d="m7900 8300h600v2081h4180">
          <text:p/>
        </draw:connector>
        <draw:frame draw:style-name="gr10" draw:layer="layout" svg:width="0.68cm" svg:height="0.963cm" svg:x="21cm" svg:y="15.175cm">
          <draw:text-box>
            <text:p><text:s/></text:p>
          </draw:text-box>
        </draw:frame>
        <draw:frame draw:style-name="gr8" xml:id="id1" draw:id="id1" draw:layer="layout" svg:width="0.68cm" svg:height="0.963cm" svg:x="3.62cm" svg:y="3.737cm">
          <draw:text-box>
            <text:p><text:s/></text:p>
          </draw:text-box>
        </draw:frame>
        <draw:rect draw:style-name="gr11" draw:text-style-name="P1" xml:id="id13" draw:id="id13" draw:layer="layout" svg:width="3.1cm" svg:height="0.9cm" svg:x="12.7cm" svg:y="14.138cm">
          <text:p text:style-name="P1">This</text:p>
        </draw:rect>
        <draw:rect draw:style-name="gr6" draw:text-style-name="P4" xml:id="id12" draw:id="id12" draw:layer="layout" svg:width="6.1cm" svg:height="1.2cm" svg:x="4.2cm" svg:y="17.4cm">
          <text:p text:style-name="P3"><text:span text:style-name="T4">Writes to .wav file</text:span></text:p>
        </draw:rect>
        <draw:rect draw:style-name="gr5" draw:text-style-name="P4" xml:id="id11" draw:id="id11" draw:layer="layout" svg:width="6.1cm" svg:height="1.6cm" svg:x="-2.1cm" svg:y="17.4cm">
          <text:p text:style-name="P3"><text:span text:style-name="T4">PLL, GPIO, PWM,</text:span></text:p>
          <text:p text:style-name="P3"><text:span text:style-name="T4">SPI, Interrupts</text:span></text:p>
        </draw:rect>
        <draw:connector draw:style-name="gr12" draw:text-style-name="P1" draw:layer="layout" svg:x1="0.95cm" svg:y1="15.2cm" svg:x2="0.95cm" svg:y2="17.4cm" draw:start-shape="id4" draw:start-glue-point="2" draw:end-shape="id11" draw:end-glue-point="0" svg:d="m950 15200v2200">
          <text:p/>
        </draw:connector>
        <draw:connector draw:style-name="gr13" draw:text-style-name="P1" draw:layer="layout" svg:x1="7.25cm" svg:y1="15.2cm" svg:x2="7.25cm" svg:y2="17.4cm" draw:start-shape="id6" draw:start-glue-point="2" draw:end-shape="id12" draw:end-glue-point="0" svg:d="m7250 15200v2200">
          <text:p/>
        </draw:connector>
        <draw:rect draw:style-name="gr11" draw:text-style-name="P1" xml:id="id14" draw:id="id14" draw:layer="layout" svg:width="3.1cm" svg:height="0.9cm" svg:x="20.9cm" svg:y="14.138cm">
          <text:p text:style-name="P1">That</text:p>
        </draw:rect>
        <draw:connector draw:style-name="gr7" draw:text-style-name="P1" draw:layer="layout" svg:x1="15.8cm" svg:y1="14.588cm" svg:x2="20.9cm" svg:y2="14.588cm" draw:start-shape="id13" draw:start-glue-point="1" draw:end-shape="id14" draw:end-glue-point="3" svg:d="m15800 14588h5100">
          <text:p/>
        </draw:connector>
        <draw:frame draw:style-name="gr14" draw:text-style-name="P1" draw:layer="layout" svg:width="4.765cm" svg:height="1.675cm" svg:x="15.9cm" svg:y="13cm">
          <draw:text-box>
            <text:p text:style-name="P1">Makes function</text:p>
            <text:p text:style-name="P1">calls to</text:p>
          </draw:text-box>
        </draw:frame>
        <draw:frame draw:style-name="gr10" draw:layer="layout" svg:width="0.68cm" svg:height="0.963cm" svg:x="17.9cm" svg:y="4.437cm">
          <draw:text-box>
            <text:p><text:s/></text:p>
          </draw:text-box>
        </draw:frame>
        <draw:rect draw:style-name="gr11" draw:text-style-name="P1" xml:id="id15" draw:id="id15" draw:layer="layout" svg:width="3.1cm" svg:height="0.9cm" svg:x="12.7cm" svg:y="16.375cm">
          <text:p text:style-name="P1">This</text:p>
        </draw:rect>
        <draw:rect draw:style-name="gr11" draw:text-style-name="P1" xml:id="id16" draw:id="id16" draw:layer="layout" svg:width="3.1cm" svg:height="0.9cm" svg:x="20.9cm" svg:y="16.375cm">
          <text:p text:style-name="P1">That</text:p>
        </draw:rect>
        <draw:connector draw:style-name="gr13" draw:text-style-name="P1" draw:layer="layout" svg:x1="15.8cm" svg:y1="16.825cm" svg:x2="20.9cm" svg:y2="16.825cm" draw:start-shape="id15" draw:start-glue-point="1" draw:end-shape="id16" draw:end-glue-point="3" svg:d="m15800 16825h5100">
          <text:p/>
        </draw:connector>
        <draw:frame draw:style-name="gr15" draw:layer="layout" svg:width="3.431cm" svg:height="0.963cm" svg:x="16.554cm" svg:y="15.612cm">
          <draw:text-box>
            <text:p>Outputs 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20:08:36.14</meta:creation-date>
    <dc:date>2013-06-27T21:19:14.01</dc:date>
    <meta:editing-duration>PT9M25S</meta:editing-duration>
    <meta:editing-cycles>1</meta:editing-cycles>
    <meta:document-statistic meta:object-count="31"/>
    <meta:generator>OpenOffice.org/3.4.1$Win32 OpenOffice.org_project/341m1$Build-9593</meta:generator>
  </office:meta>
</office:document-meta>
</file>